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72in" loext:contextual-spacing="false"/>
    </style:style>
    <style:style style:name="P2" style:family="paragraph" style:parent-style-name="Text_20_body">
      <style:paragraph-properties fo:margin-top="0in" fo:margin-bottom="0.0972in" loext:contextual-spacing="false"/>
      <style:text-properties fo:language="vi" fo:country="VN"/>
    </style:style>
    <style:style style:name="P3" style:family="paragraph" style:parent-style-name="Text_20_body">
      <style:paragraph-properties fo:margin-top="0in" fo:margin-bottom="0.0972in" loext:contextual-spacing="false"/>
      <style:text-properties fo:language="vi" fo:country="VN" fo:font-style="italic"/>
    </style:style>
    <style:style style:name="P4" style:family="paragraph" style:parent-style-name="Text_20_body">
      <style:paragraph-properties fo:margin-top="0in" fo:margin-bottom="0.0972in" loext:contextual-spacing="false"/>
      <style:text-properties fo:language="vi" fo:country="VN" fo:font-style="italic" officeooo:rsid="0015fecd" officeooo:paragraph-rsid="0015fecd"/>
    </style:style>
    <style:style style:name="P5" style:family="paragraph" style:parent-style-name="Text_20_body">
      <style:paragraph-properties fo:margin-top="0in" fo:margin-bottom="0.0972in" loext:contextual-spacing="false"/>
      <style:text-properties fo:font-style="italic"/>
    </style:style>
    <style:style style:name="P6" style:family="paragraph" style:parent-style-name="Text_20_body">
      <style:paragraph-properties fo:margin-top="0in" fo:margin-bottom="0.0972in" loext:contextual-spacing="false"/>
      <style:text-properties fo:font-style="italic" officeooo:rsid="0015fecd" officeooo:paragraph-rsid="0015fecd"/>
    </style:style>
    <style:style style:name="T1" style:family="text">
      <style:text-properties officeooo:rsid="0015fe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ô tả vấn đề: <text:span text:style-name="T1">Chưa làm bài tập </text:span></text:p>
      <text:p text:style-name="P1"> </text:p>
      <text:p text:style-name="P2">Tại sao 1:</text:p>
      <text:p text:style-name="P1"> </text:p>
      <text:p text:style-name="P3">Tại sao <text:span text:style-name="T1">chưa làm bài tập </text:span></text:p>
      <text:p text:style-name="P3">Trả lời:</text:p>
      <text:p text:style-name="P1"> </text:p>
      <text:p text:style-name="P6">Vì hôm qua ngủ quên </text:p>
      <text:p text:style-name="P2">Tại sao 2:</text:p>
      <text:p text:style-name="P1"> </text:p>
      <text:p text:style-name="P4">Tại sao hôm qua ngủ quên </text:p>
      <text:p text:style-name="P3">Trả lời:</text:p>
      <text:p text:style-name="P1"> </text:p>
      <text:p text:style-name="P6">Tại vì buổi trưa ngủ không đủ giấc </text:p>
      <text:p text:style-name="P2">Tại sao 3:</text:p>
      <text:p text:style-name="P1"> </text:p>
      <text:p text:style-name="P3">Tại sao <text:span text:style-name="T1">ngủ không đủ giấc </text:span></text:p>
      <text:p text:style-name="P3">Trả lời:</text:p>
      <text:p text:style-name="P1"> </text:p>
      <text:p text:style-name="P5">Vì <text:span text:style-name="T1">ham chơi game </text:span></text:p>
      <text:p text:style-name="P2">Tại sao 4:</text:p>
      <text:p text:style-name="P1"> </text:p>
      <text:p text:style-name="P1"> </text:p>
      <text:p text:style-name="P5">Tại sao <text:span text:style-name="T1">lại ham chơi game </text:span></text:p>
      <text:p text:style-name="P3">Trả lời:</text:p>
      <text:p text:style-name="P1"> </text:p>
      <text:p text:style-name="P3">Vì <text:span text:style-name="T1">chơi một trận thua nên chơi tiếp thêm trận nữa </text:span></text:p>
      <text:p text:style-name="P2">Tại sao 5:</text:p>
      <text:p text:style-name="P1"> </text:p>
      <text:p text:style-name="P3">Tại sao <text:span text:style-name="T1">lại thua </text:span></text:p>
      <text:p text:style-name="P3">Trả lời:</text:p>
      <text:p text:style-name="P1"> </text:p>
      <text:p text:style-name="P3"><text:soft-page-break/>Vì đồng đội <text:span text:style-name="T1">ngu 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1:25:59.752334404</meta:creation-date>
    <dc:date>2020-04-19T11:40:04.029115104</dc:date>
    <meta:editing-duration>PT14S</meta:editing-duration>
    <meta:editing-cycles>1</meta:editing-cycles>
    <meta:document-statistic meta:table-count="0" meta:image-count="0" meta:object-count="0" meta:page-count="2" meta:paragraph-count="34" meta:word-count="93" meta:character-count="391" meta:non-whitespace-character-count="295"/>
    <meta:generator>LibreOffice/6.0.7.3$Linux_X86_64 LibreOffice_project/00m0$Build-3</meta:generator>
  </office:meta>
</office:document-meta>
</file>